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Beautify buttons on index and main pages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x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Use padding in sidebar layout.</text:p>
          </table:table-cell>
        </table:table-row>
        <table:table-row table:style-name="ro4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Reposition pop-up text box on BD18Main</text:p>
          </table:table-cell>
        </table:table-row>
        <table:table-row table:style-name="ro4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createGame.php to use mysqli interface</text:p>
          </table:table-cell>
        </table:table-row>
        <table:table-row table:style-name="ro4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Box.php to use mysqli interface</text:p>
          </table:table-cell>
        </table:table-row>
        <table:table-row table:style-name="ro4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Session.php to use mysqli interface</text:p>
          </table:table-cell>
        </table:table-row>
        <table:table-row table:style-name="ro4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loadBox.php to use mysqli interface</text:p>
          </table:table-cell>
        </table:table-row>
        <table:table-row table:style-name="ro4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newUser.php to use mysqli interface</text:p>
          </table:table-cell>
        </table:table-row>
        <table:table-row table:style-name="ro4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validateUser.php to use mysqli interface</text:p>
          </table:table-cell>
        </table:table-row>
        <table:table-row table:style-name="ro2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2-12-20T19:10:38</dc:date>
    <dc:creator>Richard Price</dc:creator>
    <meta:editing-duration>PT16M20S</meta:editing-duration>
    <meta:editing-cycles>6</meta:editing-cycles>
    <meta:generator>LibreOffice/3.5$Linux_x86 LibreOffice_project/350m1$Build-2</meta:generator>
    <meta:document-statistic meta:table-count="3" meta:cell-count="56" meta:object-count="0"/>
  </office:meta>
</office:document-meta>
</file>